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ono Prop" svg:font-family="'Latin Modern Mono Prop'" style:font-pitch="variable"/>
    <style:font-face style:name="Latin Modern Mono Prop1" svg:font-family="'Latin Modern Mono Prop'" style:font-adornments="10 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cc99cc" draw:textarea-horizontal-align="justify" draw:textarea-vertical-align="middle" draw:auto-grow-height="false" fo:min-height="0.35cm" fo:min-width="0.1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95cm"/>
    </style:style>
    <style:style style:name="gr4" style:family="graphic" style:parent-style-name="standard">
      <style:graphic-properties draw:stroke="none" svg:stroke-color="#000000" draw:fill="none" draw:fill-color="#ffffff" fo:min-height="2.098cm"/>
    </style:style>
    <style:style style:name="gr5" style:family="graphic" style:parent-style-name="objectwithoutfill">
      <style:graphic-properties draw:marker-end="Arrow" draw:marker-end-width="0.3cm" draw:fill="none" draw:fill-color="#cc99cc" draw:textarea-vertical-align="middle"/>
    </style:style>
    <style:style style:name="gr6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808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7" style:family="graphic" style:parent-style-name="standard">
      <style:graphic-properties draw:stroke="none" draw:fill-color="#ff8080"/>
    </style:style>
    <style:style style:name="P1" style:family="paragraph">
      <loext:graphic-properties draw:fill-color="#cc99cc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Latin Modern Mono Prop1" fo:font-size="15pt" style:font-size-asian="18pt" style:font-size-complex="18pt"/>
    </style:style>
    <style:style style:name="P4" style:family="paragraph">
      <loext:graphic-properties draw:fill="none" draw:fill-color="#cc99cc"/>
      <style:paragraph-properties fo:text-align="center"/>
    </style:style>
    <style:style style:name="T1" style:family="text">
      <style:text-properties style:font-name="Latin Modern Mono Prop1" fo:font-size="15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cm" svg:height="0.6cm" svg:x="7cm" svg:y="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6.3cm" svg:y="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5.6cm" svg:y="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7cm" svg:y="2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6.3cm" svg:y="2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5.6cm" svg:y="2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7cm" svg:y="2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6.3cm" svg:y="2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5.6cm" svg:y="2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9.5cm" svg:y="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8.8cm" svg:y="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8.1cm" svg:y="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9.5cm" svg:y="2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8.8cm" svg:y="2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8.1cm" svg:y="2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9.5cm" svg:y="2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8.8cm" svg:y="2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8.1cm" svg:y="2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12cm" svg:y="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11.3cm" svg:y="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10.6cm" svg:y="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12cm" svg:y="2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11.3cm" svg:y="2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10.6cm" svg:y="2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12cm" svg:y="2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11.3cm" svg:y="2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cm" svg:height="0.6cm" svg:x="10.6cm" svg:y="2.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6cm" svg:y1="1.4cm" svg:x2="2.7cm" svg:y2="9.2cm">
          <text:p/>
        </draw:line>
        <draw:line draw:style-name="gr2" draw:text-style-name="P2" draw:layer="layout" svg:x1="16.9cm" svg:y1="1.4cm" svg:x2="17cm" svg:y2="9.2cm">
          <text:p/>
        </draw:line>
        <draw:line draw:style-name="gr2" draw:text-style-name="P2" draw:layer="layout" svg:x1="2.7cm" svg:y1="9.2cm" svg:x2="17cm" svg:y2="9.2cm">
          <text:p/>
        </draw:line>
        <draw:line draw:style-name="gr2" draw:text-style-name="P2" draw:layer="layout" svg:x1="2.7cm" svg:y1="4.9cm" svg:x2="17cm" svg:y2="4.9cm">
          <text:p/>
        </draw:line>
        <draw:line draw:style-name="gr2" draw:text-style-name="P2" draw:layer="layout" svg:x1="2.6cm" svg:y1="1.4cm" svg:x2="16.9cm" svg:y2="1.4cm">
          <text:p/>
        </draw:line>
        <draw:frame draw:style-name="gr3" draw:text-style-name="P3" draw:layer="layout" svg:width="4.8cm" svg:height="2.2cm" svg:x="12.7cm" svg:y="1.4cm">
          <draw:text-box>
            <text:p><text:span text:style-name="T1">3 3x3 depthwise convolutions</text:span></text:p>
          </draw:text-box>
        </draw:frame>
        <draw:frame draw:style-name="gr4" draw:text-style-name="P3" draw:layer="layout" svg:width="4.4cm" svg:height="2.348cm" svg:x="12.4cm" svg:y="4.952cm">
          <draw:text-box>
            <text:p><text:span text:style-name="T1"/></text:p>
            <text:p><text:span text:style-name="T1">3 1x1 pointwise convolutions</text:span></text:p>
          </draw:text-box>
        </draw:frame>
        <draw:line draw:style-name="gr5" draw:text-style-name="P4" draw:layer="layout" svg:x1="9.2cm" svg:y1="4.2cm" svg:x2="9.2cm" svg:y2="5.9cm">
          <text:p/>
        </draw:line>
        <draw:line draw:style-name="gr5" draw:text-style-name="P4" draw:layer="layout" svg:x1="10.4cm" svg:y1="4.2cm" svg:x2="11.2cm" svg:y2="5.8cm">
          <text:p/>
        </draw:line>
        <draw:line draw:style-name="gr5" draw:text-style-name="P4" draw:layer="layout" svg:x1="7.9cm" svg:y1="4.3cm" svg:x2="7.5cm" svg:y2="5.8cm">
          <text:p/>
        </draw:line>
        <dr3d:scene draw:style-name="gr6" svg:width="0.9cm" svg:height="0.7cm" svg:x="8.8cm" svg:y="6.5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7" draw:layer="layout"/>
        </dr3d:scene>
        <dr3d:scene draw:style-name="gr6" svg:width="0.9cm" svg:height="0.7cm" svg:x="7.1cm" svg:y="6.5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7" draw:layer="layout"/>
        </dr3d:scene>
        <dr3d:scene draw:style-name="gr6" svg:width="0.9cm" svg:height="0.7cm" svg:x="10.7cm" svg:y="6.5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7" draw:layer="layout"/>
        </dr3d:sce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ono Prop" svg:font-family="'Latin Modern Mono Prop'" style:font-pitch="variable"/>
    <style:font-face style:name="Latin Modern Mono Prop1" svg:font-family="'Latin Modern Mono Prop'" style:font-adornments="10 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0T18:20:04.623904930</meta:creation-date>
    <dc:date>2017-12-02T15:56:13.469856843</dc:date>
    <meta:editing-duration>PT11M27S</meta:editing-duration>
    <meta:editing-cycles>2</meta:editing-cycles>
    <meta:generator>LibreOffice/5.1.6.2$Linux_X86_64 LibreOffice_project/10m0$Build-2</meta:generator>
    <meta:document-statistic meta:object-count="43"/>
  </office:meta>
</office:document-meta>
</file>